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alibri" svg:font-family="Calibri"/>
  </office:font-face-decls>
  <office:automatic-styles>
    <style:style style:name="G_ImgFrm" style:family="graphic" style:parent-style-name="Graphics">
      <style:graphic-properties style:vertical-pos="top" style:vertical-rel="baseline" style:horizontal-pos="left" style:horizontal-rel="paragraph"/>
    </style:style>
    <style:style style:name="TBL0" style:master-page-name="master_0" style:family="table">
      <style:table-properties table:align="left" style:width="8.2638in"/>
    </style:style>
    <style:style style:name="TC0" style:family="table-column">
      <style:table-column-properties style:column-width="0.2777in"/>
    </style:style>
    <style:style style:name="TC1" style:family="table-column">
      <style:table-column-properties style:column-width="2.5694in"/>
    </style:style>
    <style:style style:name="TC2" style:family="table-column">
      <style:table-column-properties style:column-width="1.2916in"/>
    </style:style>
    <style:style style:name="TC3" style:family="table-column">
      <style:table-column-properties style:column-width="1.2777in"/>
    </style:style>
    <style:style style:name="TC4" style:family="table-column">
      <style:table-column-properties style:column-width="0.5138in"/>
    </style:style>
    <style:style style:name="TR0" style:family="table-row">
      <style:table-row-properties style:use-optimal-row-height="false" style:row-height="0.2777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TR1" style:family="table-row">
      <style:table-row-properties style:use-optimal-row-height="false" style:row-height="1.0972in"/>
    </style:style>
    <style:style style:name="C1" style:family="table-cell">
      <style:table-cell-properties style:shrink-to-fit="false" fo:wrap-option="wrap" fo:border-top="0.0138in solid #000000" fo:padding-top="0.0in" fo:border-left="0.0138in solid #000000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P0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0" style:family="text">
      <style:text-properties style:font-name="Calibri" fo:font-size="25.0pt" style:font-size-asian="25.0pt" style:font-size-complex="25.0pt" fo:font-weight="bold">
</style:text-properties>
    </style:style>
    <style:style style:name="TR2" style:family="table-row">
      <style:table-row-properties style:use-optimal-row-height="false" style:row-height="0.3055in"/>
    </style:style>
    <style:style style:name="T1" style:family="text">
      <style:text-properties style:font-name="Calibri" fo:font-size="12.0pt" style:font-size-asian="12.0pt" style:font-size-complex="12.0pt" fo:font-weight="bold">
</style:text-properties>
    </style:style>
    <style:style style:name="TR3" style:family="table-row">
      <style:table-row-properties style:use-optimal-row-height="false" style:row-height="0.6111in"/>
    </style:style>
    <style:style style:name="TR4" style:family="table-row">
      <style:table-row-properties style:use-optimal-row-height="false" style:row-height="0.2638in"/>
    </style:style>
    <style:style style:name="C2" style:family="table-cell">
      <style:table-cell-properties style:shrink-to-fit="false" fo:wrap-option="wrap" fo:padding-top="0.0in" fo:padding-left="0.0in" fo:padding-bottom="0.0in" fo:padding-right="0.0in" style:vertical-align="bottom"/>
      <style:paragraph-properties fo:text-align="start"/>
    </style:style>
    <style:style style:name="P1" style:family="paragraph">
      <style:paragraph-properties fo:line-height="100%" fo:text-align="start" fo:text-indent="0.0in" fo:margin-left="0.0in" fo:margin-right="0.0in" fo:margin-top="0.0in" fo:margin-bottom="0.0in" style:vertical-align="bottom">
</style:paragraph-properties>
      <style:text-properties style:text-rotation-angle="0">
</style:text-properties>
    </style:style>
    <style:style style:name="T2" style:family="text">
      <style:text-properties style:font-name="Calibri" fo:font-size="10.0pt" style:font-size-asian="10.0pt" style:font-size-complex="10.0pt" fo:font-weight="bold">
</style:text-properties>
    </style:style>
    <style:style style:name="C3" style:family="table-cell">
      <style:table-cell-properties style:shrink-to-fit="false" fo:wrap-option="wrap" fo:padding-top="0.0in" fo:padding-left="0.0in" fo:padding-bottom="0.0in" fo:padding-right="0.0in" style:vertical-align="bottom"/>
      <style:paragraph-properties fo:text-align="end"/>
    </style:style>
    <style:style style:name="P2" style:family="paragraph">
      <style:paragraph-properties fo:line-height="100%" fo:text-align="end" fo:text-indent="0.0in" fo:margin-left="0.0in" fo:margin-right="0.0in" fo:margin-top="0.0in" fo:margin-bottom="0.0in" style:vertical-align="bottom">
</style:paragraph-properties>
      <style:text-properties style:text-rotation-angle="0">
</style:text-properties>
    </style:style>
    <style:style style:name="TBL1" style:master-page-name="master_0" style:family="table">
      <style:table-properties table:align="left" style:width="8.2638in" fo:break-before="page"/>
    </style:style>
    <style:style style:name="TR5" style:family="table-row">
      <style:table-row-properties style:use-optimal-row-height="false" style:row-height="0.1388in"/>
    </style:style>
    <style:style style:name="TR6" style:family="table-row">
      <style:table-row-properties style:use-optimal-row-height="false" style:row-height="1.3611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Page 1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0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8">
            <text:p text:style-name="P0"><text:bookmark text:name="JR_PAGE_ANCHOR_0_1"/><text:span text:style-name="T0">Оборудование работников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R2">
          <table:table-cell table:style-name="C0"/>
          <table:table-cell table:style-name="C1" table:number-rows-spanned="2">
            <text:p text:style-name="P0"><text:span text:style-name="T1">Работник</text:span></text:p>
          </table:table-cell>
          <table:table-cell table:style-name="C1" table:number-columns-spanned="2" table:number-rows-spanned="2">
            <text:p text:style-name="P0"><text:span text:style-name="T1">Оборудование</text:span></text:p>
          </table:table-cell>
          <table:table-cell table:style-name="C1"/>
          <table:table-cell table:style-name="C1" table:number-columns-spanned="5">
            <text:p text:style-name="P0"><text:span text:style-name="T1">Время работы за оборудованием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R2">
          <table:table-cell table:style-name="C0"/>
          <table:table-cell table:style-name="C1"/>
          <table:table-cell table:style-name="C1"/>
          <table:table-cell table:style-name="C1"/>
          <table:table-cell table:style-name="C1">
            <text:p text:style-name="P0"><text:span text:style-name="T1">ПН</text:span></text:p>
          </table:table-cell>
          <table:table-cell table:style-name="C1">
            <text:p text:style-name="P0"><text:span text:style-name="T1">ВТ</text:span></text:p>
          </table:table-cell>
          <table:table-cell table:style-name="C1">
            <text:p text:style-name="P0"><text:span text:style-name="T1">СР</text:span></text:p>
          </table:table-cell>
          <table:table-cell table:style-name="C1">
            <text:p text:style-name="P0"><text:span text:style-name="T1">ЧТ</text:span></text:p>
          </table:table-cell>
          <table:table-cell table:style-name="C1">
            <text:p text:style-name="P0"><text:span text:style-name="T1">ПТ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Волков Александр Львович [ID: 5]</text:span></text:p>
          </table:table-cell>
          <table:table-cell table:style-name="C1" table:number-columns-spanned="2">
            <text:p text:style-name="P0"><text:span text:style-name="T1">Комплексы бортовые телеметрические микропроцессорные [ID: 13]</text:span></text:p>
          </table:table-cell>
          <table:table-cell table:style-name="C1"/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Лавров Пётр Макарович [ID: 10]</text:span></text:p>
          </table:table-cell>
          <table:table-cell table:style-name="C1" table:number-columns-spanned="2">
            <text:p text:style-name="P0"><text:span text:style-name="T1">Контроллеры [ID: 19]</text:span></text:p>
          </table:table-cell>
          <table:table-cell table:style-name="C1"/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Майоров Константин Иванович [ID: 7]</text:span></text:p>
          </table:table-cell>
          <table:table-cell table:style-name="C1" table:number-columns-spanned="2">
            <text:p text:style-name="P0"><text:span text:style-name="T1">Модуль эталонный трехкомпонентный магнитометрический [ID: 4]</text:span></text:p>
          </table:table-cell>
          <table:table-cell table:style-name="C1"/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Григорьев Артём Давидович [ID: 12]</text:span></text:p>
          </table:table-cell>
          <table:table-cell table:style-name="C1" table:number-columns-spanned="2">
            <text:p text:style-name="P0"><text:span text:style-name="T1">Модуль эталонный трехкомпонентный магнитометрический [ID: 4]</text:span></text:p>
          </table:table-cell>
          <table:table-cell table:style-name="C1"/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Колесова Полина Данииловна [ID: 3]</text:span></text:p>
          </table:table-cell>
          <table:table-cell table:style-name="C1" table:number-columns-spanned="2">
            <text:p text:style-name="P0"><text:span text:style-name="T1">Радиоинтерферометры [ID: 17]</text:span></text:p>
          </table:table-cell>
          <table:table-cell table:style-name="C1"/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Савина Кристина Егоровна [ID: 13]</text:span></text:p>
          </table:table-cell>
          <table:table-cell table:style-name="C1" table:number-columns-spanned="2">
            <text:p text:style-name="P0"><text:span text:style-name="T1">Комплексы телемеханики [ID: 18]</text:span></text:p>
          </table:table-cell>
          <table:table-cell table:style-name="C1"/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Комаров Матвей Иванович [ID: 4]</text:span></text:p>
          </table:table-cell>
          <table:table-cell table:style-name="C1" table:number-columns-spanned="2">
            <text:p text:style-name="P0"><text:span text:style-name="T1">Устройства пристроенного контроля [ID: 15]</text:span></text:p>
          </table:table-cell>
          <table:table-cell table:style-name="C1"/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Осипова Алёна Данииловна [ID: 2]</text:span></text:p>
          </table:table-cell>
          <table:table-cell table:style-name="C1" table:number-columns-spanned="2">
            <text:p text:style-name="P0"><text:span text:style-name="T1">Радиоинтерферометры [ID: 17]</text:span></text:p>
          </table:table-cell>
          <table:table-cell table:style-name="C1"/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Константинова Амелия Антоновна [ID: 9]</text:span></text:p>
          </table:table-cell>
          <table:table-cell table:style-name="C1" table:number-columns-spanned="2">
            <text:p text:style-name="P0"><text:span text:style-name="T1">Радиопередающие устройства [ID: 11]</text:span></text:p>
          </table:table-cell>
          <table:table-cell table:style-name="C1"/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Григорьев Артём Давидович [ID: 12]</text:span></text:p>
          </table:table-cell>
          <table:table-cell table:style-name="C1" table:number-columns-spanned="2">
            <text:p text:style-name="P0"><text:span text:style-name="T1">Комплекс автоматизированный магнитометрический [ID: 5]</text:span></text:p>
          </table:table-cell>
          <table:table-cell table:style-name="C1"/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Иванова Дарья Григорьевна [ID: 14]</text:span></text:p>
          </table:table-cell>
          <table:table-cell table:style-name="C1" table:number-columns-spanned="2">
            <text:p text:style-name="P0"><text:span text:style-name="T1">Модуль эталонный трехкомпонентный магнитометрический [ID: 4]</text:span></text:p>
          </table:table-cell>
          <table:table-cell table:style-name="C1"/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Иванова Дарья Григорьевна [ID: 14]</text:span></text:p>
          </table:table-cell>
          <table:table-cell table:style-name="C1" table:number-columns-spanned="2">
            <text:p text:style-name="P0"><text:span text:style-name="T1">Комплекс измерительный автоматизированный [ID: 6]</text:span></text:p>
          </table:table-cell>
          <table:table-cell table:style-name="C1"/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Савина Кристина Егоровна [ID: 13]</text:span></text:p>
          </table:table-cell>
          <table:table-cell table:style-name="C1" table:number-columns-spanned="2">
            <text:p text:style-name="P0"><text:span text:style-name="T1">Комплекс автоматизированный магнитометрический [ID: 5]</text:span></text:p>
          </table:table-cell>
          <table:table-cell table:style-name="C1"/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Осипова Алёна Данииловна [ID: 2]</text:span></text:p>
          </table:table-cell>
          <table:table-cell table:style-name="C1" table:number-columns-spanned="2">
            <text:p text:style-name="P0"><text:span text:style-name="T1">Радиоинтерферометры [ID: 17]</text:span></text:p>
          </table:table-cell>
          <table:table-cell table:style-name="C1"/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2" table:number-columns-spanned="2">
            <text:p text:style-name="P1"><text:span text:style-name="T2">2023-06-30 16:27:19</text:span></text:p>
          </table:table-cell>
          <table:table-cell table:style-name="C2"/>
          <table:table-cell table:style-name="C3" table:number-columns-spanned="6">
            <text:p text:style-name="P2"><text:span text:style-name="T2">1</text:span></text:p>
          </table:table-cell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0"/>
        </table:table-row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table table:name="Page 2" table:style-name="TBL1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0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1" table:number-rows-spanned="2">
            <text:p text:style-name="P0"><text:bookmark text:name="JR_PAGE_ANCHOR_0_2"/><text:span text:style-name="T1">Работник</text:span></text:p>
          </table:table-cell>
          <table:table-cell table:style-name="C1" table:number-columns-spanned="2" table:number-rows-spanned="2">
            <text:p text:style-name="P0"><text:span text:style-name="T1">Оборудование</text:span></text:p>
          </table:table-cell>
          <table:table-cell table:style-name="C1"/>
          <table:table-cell table:style-name="C1" table:number-columns-spanned="5">
            <text:p text:style-name="P0"><text:span text:style-name="T1">Время работы за оборудованием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R2">
          <table:table-cell table:style-name="C0"/>
          <table:table-cell table:style-name="C1"/>
          <table:table-cell table:style-name="C1"/>
          <table:table-cell table:style-name="C1"/>
          <table:table-cell table:style-name="C1">
            <text:p text:style-name="P0"><text:span text:style-name="T1">ПН</text:span></text:p>
          </table:table-cell>
          <table:table-cell table:style-name="C1">
            <text:p text:style-name="P0"><text:span text:style-name="T1">ВТ</text:span></text:p>
          </table:table-cell>
          <table:table-cell table:style-name="C1">
            <text:p text:style-name="P0"><text:span text:style-name="T1">СР</text:span></text:p>
          </table:table-cell>
          <table:table-cell table:style-name="C1">
            <text:p text:style-name="P0"><text:span text:style-name="T1">ЧТ</text:span></text:p>
          </table:table-cell>
          <table:table-cell table:style-name="C1">
            <text:p text:style-name="P0"><text:span text:style-name="T1">ПТ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Осипова Алёна Данииловна [ID: 2]</text:span></text:p>
          </table:table-cell>
          <table:table-cell table:style-name="C1" table:number-columns-spanned="2">
            <text:p text:style-name="P0"><text:span text:style-name="T1">Комплекс измерительный автоматизированный [ID: 6]</text:span></text:p>
          </table:table-cell>
          <table:table-cell table:style-name="C1"/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Комаров Матвей Иванович [ID: 4]</text:span></text:p>
          </table:table-cell>
          <table:table-cell table:style-name="C1" table:number-columns-spanned="2">
            <text:p text:style-name="P0"><text:span text:style-name="T1">Системы управления вспомогательным оборудованием компрессорного цеха [ID: 21]</text:span></text:p>
          </table:table-cell>
          <table:table-cell table:style-name="C1"/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Лавров Пётр Макарович [ID: 10]</text:span></text:p>
          </table:table-cell>
          <table:table-cell table:style-name="C1" table:number-columns-spanned="2">
            <text:p text:style-name="P0"><text:span text:style-name="T1">Уровнемеры ультразвуковые [ID: 22]</text:span></text:p>
          </table:table-cell>
          <table:table-cell table:style-name="C1"/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Осипова Алёна Данииловна [ID: 2]</text:span></text:p>
          </table:table-cell>
          <table:table-cell table:style-name="C1" table:number-columns-spanned="2">
            <text:p text:style-name="P0"><text:span text:style-name="T1">Комплексы автоматизированные измерительные морские [ID: 16]</text:span></text:p>
          </table:table-cell>
          <table:table-cell table:style-name="C1"/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Лавров Пётр Макарович [ID: 10]</text:span></text:p>
          </table:table-cell>
          <table:table-cell table:style-name="C1" table:number-columns-spanned="2">
            <text:p text:style-name="P0"><text:span text:style-name="T1">Расходомеры трехкомпонентных газожидкостных потоков природного газа [ID: 9]</text:span></text:p>
          </table:table-cell>
          <table:table-cell table:style-name="C1"/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Иванова Дарья Григорьевна [ID: 14]</text:span></text:p>
          </table:table-cell>
          <table:table-cell table:style-name="C1" table:number-columns-spanned="2">
            <text:p text:style-name="P0"><text:span text:style-name="T1">Комплексы телемеханики [ID: 20]</text:span></text:p>
          </table:table-cell>
          <table:table-cell table:style-name="C1"/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Егоров Георгий Максимович [ID: 15]</text:span></text:p>
          </table:table-cell>
          <table:table-cell table:style-name="C1" table:number-columns-spanned="2">
            <text:p text:style-name="P0"><text:span text:style-name="T1">Устройство поворотное трехстепенное [ID: 2]</text:span></text:p>
          </table:table-cell>
          <table:table-cell table:style-name="C1"/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Захарова Александра Максимовна [ID: 8]</text:span></text:p>
          </table:table-cell>
          <table:table-cell table:style-name="C1" table:number-columns-spanned="2">
            <text:p text:style-name="P0"><text:span text:style-name="T1">Пульты проверки систем [ID: 8]</text:span></text:p>
          </table:table-cell>
          <table:table-cell table:style-name="C1"/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Егоров Георгий Максимович [ID: 15]</text:span></text:p>
          </table:table-cell>
          <table:table-cell table:style-name="C1" table:number-columns-spanned="2">
            <text:p text:style-name="P0"><text:span text:style-name="T1">Системы управления вспомогательным оборудованием компрессорного цеха [ID: 21]</text:span></text:p>
          </table:table-cell>
          <table:table-cell table:style-name="C1"/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Лавров Пётр Макарович [ID: 10]</text:span></text:p>
          </table:table-cell>
          <table:table-cell table:style-name="C1" table:number-columns-spanned="2">
            <text:p text:style-name="P0"><text:span text:style-name="T1">Уровнемеры ультразвуковые [ID: 22]</text:span></text:p>
          </table:table-cell>
          <table:table-cell table:style-name="C1"/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Савина Кристина Егоровна [ID: 13]</text:span></text:p>
          </table:table-cell>
          <table:table-cell table:style-name="C1" table:number-columns-spanned="2">
            <text:p text:style-name="P0"><text:span text:style-name="T1">Устройство поворотное трехстепенное [ID: 2]</text:span></text:p>
          </table:table-cell>
          <table:table-cell table:style-name="C1"/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Осипова Алёна Данииловна [ID: 2]</text:span></text:p>
          </table:table-cell>
          <table:table-cell table:style-name="C1" table:number-columns-spanned="2">
            <text:p text:style-name="P0"><text:span text:style-name="T1">Радиопередающие устройства [ID: 11]</text:span></text:p>
          </table:table-cell>
          <table:table-cell table:style-name="C1"/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Захарова Александра Максимовна [ID: 8]</text:span></text:p>
          </table:table-cell>
          <table:table-cell table:style-name="C1" table:number-columns-spanned="2">
            <text:p text:style-name="P0"><text:span text:style-name="T1">Модуль эталонный трехкомпонентный магнитометрический [ID: 4]</text:span></text:p>
          </table:table-cell>
          <table:table-cell table:style-name="C1"/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Григорьев Артём Давидович [ID: 12]</text:span></text:p>
          </table:table-cell>
          <table:table-cell table:style-name="C1" table:number-columns-spanned="2">
            <text:p text:style-name="P0"><text:span text:style-name="T1">Расходомеры трехкомпонентных газожидкостных потоков природного газа [ID: 9]</text:span></text:p>
          </table:table-cell>
          <table:table-cell table:style-name="C1"/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Агеев Мирон Николаевич [ID: 6]</text:span></text:p>
          </table:table-cell>
          <table:table-cell table:style-name="C1" table:number-columns-spanned="2">
            <text:p text:style-name="P0"><text:span text:style-name="T1">Радиопередающие устройства [ID: 11]</text:span></text:p>
          </table:table-cell>
          <table:table-cell table:style-name="C1"/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Константинова Амелия Антоновна [ID: 9]</text:span></text:p>
          </table:table-cell>
          <table:table-cell table:style-name="C1" table:number-columns-spanned="2">
            <text:p text:style-name="P0"><text:span text:style-name="T1">Комплекс автоматизированный магнитометрический [ID: 5]</text:span></text:p>
          </table:table-cell>
          <table:table-cell table:style-name="C1"/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0"/>
        </table:table-row>
        <table:table-row table:style-name="TR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2" table:number-columns-spanned="2">
            <text:p text:style-name="P1"><text:span text:style-name="T2">2023-06-30 16:27:19</text:span></text:p>
          </table:table-cell>
          <table:table-cell table:style-name="C2"/>
          <table:table-cell table:style-name="C3" table:number-columns-spanned="6">
            <text:p text:style-name="P2"><text:span text:style-name="T2">2</text:span></text:p>
          </table:table-cell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0"/>
        </table:table-row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table table:name="Page 3" table:style-name="TBL1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0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1" table:number-rows-spanned="2">
            <text:p text:style-name="P0"><text:bookmark text:name="JR_PAGE_ANCHOR_0_3"/><text:span text:style-name="T1">Работник</text:span></text:p>
          </table:table-cell>
          <table:table-cell table:style-name="C1" table:number-columns-spanned="2" table:number-rows-spanned="2">
            <text:p text:style-name="P0"><text:span text:style-name="T1">Оборудование</text:span></text:p>
          </table:table-cell>
          <table:table-cell table:style-name="C1"/>
          <table:table-cell table:style-name="C1" table:number-columns-spanned="5">
            <text:p text:style-name="P0"><text:span text:style-name="T1">Время работы за оборудованием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R2">
          <table:table-cell table:style-name="C0"/>
          <table:table-cell table:style-name="C1"/>
          <table:table-cell table:style-name="C1"/>
          <table:table-cell table:style-name="C1"/>
          <table:table-cell table:style-name="C1">
            <text:p text:style-name="P0"><text:span text:style-name="T1">ПН</text:span></text:p>
          </table:table-cell>
          <table:table-cell table:style-name="C1">
            <text:p text:style-name="P0"><text:span text:style-name="T1">ВТ</text:span></text:p>
          </table:table-cell>
          <table:table-cell table:style-name="C1">
            <text:p text:style-name="P0"><text:span text:style-name="T1">СР</text:span></text:p>
          </table:table-cell>
          <table:table-cell table:style-name="C1">
            <text:p text:style-name="P0"><text:span text:style-name="T1">ЧТ</text:span></text:p>
          </table:table-cell>
          <table:table-cell table:style-name="C1">
            <text:p text:style-name="P0"><text:span text:style-name="T1">ПТ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Осипова Алёна Данииловна [ID: 2]</text:span></text:p>
          </table:table-cell>
          <table:table-cell table:style-name="C1" table:number-columns-spanned="2">
            <text:p text:style-name="P0"><text:span text:style-name="T1">Комплекс измерительный автоматизированный [ID: 6]</text:span></text:p>
          </table:table-cell>
          <table:table-cell table:style-name="C1"/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Константинова Амелия Антоновна [ID: 9]</text:span></text:p>
          </table:table-cell>
          <table:table-cell table:style-name="C1" table:number-columns-spanned="2">
            <text:p text:style-name="P0"><text:span text:style-name="T1">Уровнемеры [ID: 7]</text:span></text:p>
          </table:table-cell>
          <table:table-cell table:style-name="C1"/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Захарова Александра Максимовна [ID: 8]</text:span></text:p>
          </table:table-cell>
          <table:table-cell table:style-name="C1" table:number-columns-spanned="2">
            <text:p text:style-name="P0"><text:span text:style-name="T1">Комплекты устройств поверки [ID: 10]</text:span></text:p>
          </table:table-cell>
          <table:table-cell table:style-name="C1"/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Майоров Константин Иванович [ID: 7]</text:span></text:p>
          </table:table-cell>
          <table:table-cell table:style-name="C1" table:number-columns-spanned="2">
            <text:p text:style-name="P0"><text:span text:style-name="T1">Системы управления вспомогательным оборудованием компрессорного цеха [ID: 21]</text:span></text:p>
          </table:table-cell>
          <table:table-cell table:style-name="C1"/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Майоров Константин Иванович [ID: 7]</text:span></text:p>
          </table:table-cell>
          <table:table-cell table:style-name="C1" table:number-columns-spanned="2">
            <text:p text:style-name="P0"><text:span text:style-name="T1">Уровнемеры [ID: 7]</text:span></text:p>
          </table:table-cell>
          <table:table-cell table:style-name="C1"/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Константинова Амелия Антоновна [ID: 9]</text:span></text:p>
          </table:table-cell>
          <table:table-cell table:style-name="C1" table:number-columns-spanned="2">
            <text:p text:style-name="P0"><text:span text:style-name="T1">Комплексы бортовые телеметрические микропроцессорные [ID: 13]</text:span></text:p>
          </table:table-cell>
          <table:table-cell table:style-name="C1"/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Иванов Иван Иванович [ID: 1]</text:span></text:p>
          </table:table-cell>
          <table:table-cell table:style-name="C1" table:number-columns-spanned="2">
            <text:p text:style-name="P0"><text:span text:style-name="T1">Устройство поворотное трехстепенное [ID: 2]</text:span></text:p>
          </table:table-cell>
          <table:table-cell table:style-name="C1"/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Константинова Амелия Антоновна [ID: 9]</text:span></text:p>
          </table:table-cell>
          <table:table-cell table:style-name="C1" table:number-columns-spanned="2">
            <text:p text:style-name="P0"><text:span text:style-name="T1">Устройство поворотное трехстепенное [ID: 2]</text:span></text:p>
          </table:table-cell>
          <table:table-cell table:style-name="C1"/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Майоров Константин Иванович [ID: 7]</text:span></text:p>
          </table:table-cell>
          <table:table-cell table:style-name="C1" table:number-columns-spanned="2">
            <text:p text:style-name="P0"><text:span text:style-name="T1">Системы управления вспомогательным оборудованием компрессорного цеха [ID: 21]</text:span></text:p>
          </table:table-cell>
          <table:table-cell table:style-name="C1"/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Савина Кристина Егоровна [ID: 13]</text:span></text:p>
          </table:table-cell>
          <table:table-cell table:style-name="C1" table:number-columns-spanned="2">
            <text:p text:style-name="P0"><text:span text:style-name="T1">Системы управления вспомогательным оборудованием компрессорного цеха [ID: 21]</text:span></text:p>
          </table:table-cell>
          <table:table-cell table:style-name="C1"/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Григорьев Артём Давидович [ID: 12]</text:span></text:p>
          </table:table-cell>
          <table:table-cell table:style-name="C1" table:number-columns-spanned="2">
            <text:p text:style-name="P0"><text:span text:style-name="T1">Устройства пристроенного контроля [ID: 15]</text:span></text:p>
          </table:table-cell>
          <table:table-cell table:style-name="C1"/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Волков Александр Львович [ID: 5]</text:span></text:p>
          </table:table-cell>
          <table:table-cell table:style-name="C1" table:number-columns-spanned="2">
            <text:p text:style-name="P0"><text:span text:style-name="T1">Комплекс контрольно-моделирующий [ID: 1]</text:span></text:p>
          </table:table-cell>
          <table:table-cell table:style-name="C1"/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Волков Александр Львович [ID: 5]</text:span></text:p>
          </table:table-cell>
          <table:table-cell table:style-name="C1" table:number-columns-spanned="2">
            <text:p text:style-name="P0"><text:span text:style-name="T1">Устройства радиоприемные [ID: 14]</text:span></text:p>
          </table:table-cell>
          <table:table-cell table:style-name="C1"/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Егоров Георгий Максимович [ID: 15]</text:span></text:p>
          </table:table-cell>
          <table:table-cell table:style-name="C1" table:number-columns-spanned="2">
            <text:p text:style-name="P0"><text:span text:style-name="T1">Радиоинтерферометры [ID: 17]</text:span></text:p>
          </table:table-cell>
          <table:table-cell table:style-name="C1"/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Григорьев Артём Давидович [ID: 12]</text:span></text:p>
          </table:table-cell>
          <table:table-cell table:style-name="C1" table:number-columns-spanned="2">
            <text:p text:style-name="P0"><text:span text:style-name="T1">Устройства пристроенного контроля [ID: 15]</text:span></text:p>
          </table:table-cell>
          <table:table-cell table:style-name="C1"/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Алексеев Илья Фёдорович [ID: 11]</text:span></text:p>
          </table:table-cell>
          <table:table-cell table:style-name="C1" table:number-columns-spanned="2">
            <text:p text:style-name="P0"><text:span text:style-name="T1">Контроллеры [ID: 19]</text:span></text:p>
          </table:table-cell>
          <table:table-cell table:style-name="C1"/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0"/>
        </table:table-row>
        <table:table-row table:style-name="TR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2" table:number-columns-spanned="2">
            <text:p text:style-name="P1"><text:span text:style-name="T2">2023-06-30 16:27:19</text:span></text:p>
          </table:table-cell>
          <table:table-cell table:style-name="C2"/>
          <table:table-cell table:style-name="C3" table:number-columns-spanned="6">
            <text:p text:style-name="P2"><text:span text:style-name="T2">3</text:span></text:p>
          </table:table-cell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0"/>
        </table:table-row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table table:name="Page 4" table:style-name="TBL1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0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1" table:number-rows-spanned="2">
            <text:p text:style-name="P0"><text:bookmark text:name="JR_PAGE_ANCHOR_0_4"/><text:span text:style-name="T1">Работник</text:span></text:p>
          </table:table-cell>
          <table:table-cell table:style-name="C1" table:number-columns-spanned="2" table:number-rows-spanned="2">
            <text:p text:style-name="P0"><text:span text:style-name="T1">Оборудование</text:span></text:p>
          </table:table-cell>
          <table:table-cell table:style-name="C1"/>
          <table:table-cell table:style-name="C1" table:number-columns-spanned="5">
            <text:p text:style-name="P0"><text:span text:style-name="T1">Время работы за оборудованием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0"/>
        </table:table-row>
        <table:table-row table:style-name="TR2">
          <table:table-cell table:style-name="C0"/>
          <table:table-cell table:style-name="C1"/>
          <table:table-cell table:style-name="C1"/>
          <table:table-cell table:style-name="C1"/>
          <table:table-cell table:style-name="C1">
            <text:p text:style-name="P0"><text:span text:style-name="T1">ПН</text:span></text:p>
          </table:table-cell>
          <table:table-cell table:style-name="C1">
            <text:p text:style-name="P0"><text:span text:style-name="T1">ВТ</text:span></text:p>
          </table:table-cell>
          <table:table-cell table:style-name="C1">
            <text:p text:style-name="P0"><text:span text:style-name="T1">СР</text:span></text:p>
          </table:table-cell>
          <table:table-cell table:style-name="C1">
            <text:p text:style-name="P0"><text:span text:style-name="T1">ЧТ</text:span></text:p>
          </table:table-cell>
          <table:table-cell table:style-name="C1">
            <text:p text:style-name="P0"><text:span text:style-name="T1">ПТ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Лавров Пётр Макарович [ID: 10]</text:span></text:p>
          </table:table-cell>
          <table:table-cell table:style-name="C1" table:number-columns-spanned="2">
            <text:p text:style-name="P0"><text:span text:style-name="T1">Расходомеры трехкомпонентных газожидкостных потоков природного газа [ID: 9]</text:span></text:p>
          </table:table-cell>
          <table:table-cell table:style-name="C1"/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Захарова Александра Максимовна [ID: 8]</text:span></text:p>
          </table:table-cell>
          <table:table-cell table:style-name="C1" table:number-columns-spanned="2">
            <text:p text:style-name="P0"><text:span text:style-name="T1">Контроллеры [ID: 19]</text:span></text:p>
          </table:table-cell>
          <table:table-cell table:style-name="C1"/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Иванов Иван Иванович [ID: 1]</text:span></text:p>
          </table:table-cell>
          <table:table-cell table:style-name="C1" table:number-columns-spanned="2">
            <text:p text:style-name="P0"><text:span text:style-name="T1">Радиоинтерферометры [ID: 17]</text:span></text:p>
          </table:table-cell>
          <table:table-cell table:style-name="C1"/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Савина Кристина Егоровна [ID: 13]</text:span></text:p>
          </table:table-cell>
          <table:table-cell table:style-name="C1" table:number-columns-spanned="2">
            <text:p text:style-name="P0"><text:span text:style-name="T1">Системы автоматического управления САУиР ГПА [ID: 12]</text:span></text:p>
          </table:table-cell>
          <table:table-cell table:style-name="C1"/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Иванова Дарья Григорьевна [ID: 14]</text:span></text:p>
          </table:table-cell>
          <table:table-cell table:style-name="C1" table:number-columns-spanned="2">
            <text:p text:style-name="P0"><text:span text:style-name="T1">Контроллеры [ID: 19]</text:span></text:p>
          </table:table-cell>
          <table:table-cell table:style-name="C1"/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Волков Александр Львович [ID: 5]</text:span></text:p>
          </table:table-cell>
          <table:table-cell table:style-name="C1" table:number-columns-spanned="2">
            <text:p text:style-name="P0"><text:span text:style-name="T1">Расходомеры трехкомпонентных газожидкостных потоков природного газа [ID: 9]</text:span></text:p>
          </table:table-cell>
          <table:table-cell table:style-name="C1"/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Иванова Дарья Григорьевна [ID: 14]</text:span></text:p>
          </table:table-cell>
          <table:table-cell table:style-name="C1" table:number-columns-spanned="2">
            <text:p text:style-name="P0"><text:span text:style-name="T1">Расходомеры трехкомпонентных газожидкостных потоков природного газа [ID: 9]</text:span></text:p>
          </table:table-cell>
          <table:table-cell table:style-name="C1"/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Волков Александр Львович [ID: 5]</text:span></text:p>
          </table:table-cell>
          <table:table-cell table:style-name="C1" table:number-columns-spanned="2">
            <text:p text:style-name="P0"><text:span text:style-name="T1">Комплекты устройств поверки [ID: 10]</text:span></text:p>
          </table:table-cell>
          <table:table-cell table:style-name="C1"/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Григорьев Артём Давидович [ID: 12]</text:span></text:p>
          </table:table-cell>
          <table:table-cell table:style-name="C1" table:number-columns-spanned="2">
            <text:p text:style-name="P0"><text:span text:style-name="T1">Комплексы бортовые телеметрические микропроцессорные [ID: 13]</text:span></text:p>
          </table:table-cell>
          <table:table-cell table:style-name="C1"/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Иванов Иван Иванович [ID: 1]</text:span></text:p>
          </table:table-cell>
          <table:table-cell table:style-name="C1" table:number-columns-spanned="2">
            <text:p text:style-name="P0"><text:span text:style-name="T1">Комплексы телемеханики [ID: 20]</text:span></text:p>
          </table:table-cell>
          <table:table-cell table:style-name="C1"/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Иванова Дарья Григорьевна [ID: 14]</text:span></text:p>
          </table:table-cell>
          <table:table-cell table:style-name="C1" table:number-columns-spanned="2">
            <text:p text:style-name="P0"><text:span text:style-name="T1">Комплекс измерительный автоматизированный [ID: 6]</text:span></text:p>
          </table:table-cell>
          <table:table-cell table:style-name="C1"/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Алексеев Илья Фёдорович [ID: 11]</text:span></text:p>
          </table:table-cell>
          <table:table-cell table:style-name="C1" table:number-columns-spanned="2">
            <text:p text:style-name="P0"><text:span text:style-name="T1">Контроллеры [ID: 19]</text:span></text:p>
          </table:table-cell>
          <table:table-cell table:style-name="C1"/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Майоров Константин Иванович [ID: 7]</text:span></text:p>
          </table:table-cell>
          <table:table-cell table:style-name="C1" table:number-columns-spanned="2">
            <text:p text:style-name="P0"><text:span text:style-name="T1">Комплекты устройств поверки [ID: 10]</text:span></text:p>
          </table:table-cell>
          <table:table-cell table:style-name="C1"/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0"/>
        </table:table-row>
        <table:table-row table:style-name="TR3">
          <table:table-cell table:style-name="C0"/>
          <table:table-cell table:style-name="C1">
            <text:p text:style-name="P0"><text:span text:style-name="T1">Колесова Полина Данииловна [ID: 3]</text:span></text:p>
          </table:table-cell>
          <table:table-cell table:style-name="C1" table:number-columns-spanned="2">
            <text:p text:style-name="P0"><text:span text:style-name="T1">Комплекты устройств поверки [ID: 10]</text:span></text:p>
          </table:table-cell>
          <table:table-cell table:style-name="C1"/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2" table:number-columns-spanned="2">
            <text:p text:style-name="P1"><text:span text:style-name="T2">2023-06-30 16:27:19</text:span></text:p>
          </table:table-cell>
          <table:table-cell table:style-name="C2"/>
          <table:table-cell table:style-name="C3" table:number-columns-spanned="6">
            <text:p text:style-name="P2"><text:span text:style-name="T2">4</text:span></text:p>
          </table:table-cell>
          <table:table-cell table:style-name="C3"/>
          <table:table-cell table:style-name="C3"/>
          <table:table-cell table:style-name="C3"/>
          <table:table-cell table:style-name="C3"/>
          <table:table-cell table:style-name="C3"/>
          <table:table-cell table:style-name="C0"/>
        </table:table-row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  <table:named-expressions>
        <table:named-range table:name="JR_PAGE_ANCHOR_0_1" table:base-cell-address="$'Page 1'.$A$1" table:cell-range-address="$'Page 1'.$A$1"/>
        <table:named-range table:name="JR_PAGE_ANCHOR_0_2" table:base-cell-address="$'Page 2'.$A$1" table:cell-range-address="$'Page 2'.$A$1"/>
        <table:named-range table:name="JR_PAGE_ANCHOR_0_3" table:base-cell-address="$'Page 3'.$A$1" table:cell-range-address="$'Page 3'.$A$1"/>
        <table:named-range table:name="JR_PAGE_ANCHOR_0_4" table:base-cell-address="$'Page 4'.$A$1" table:cell-range-address="$'Page 4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55in"/>
    </style:default-style>
  </office:styles>
  <office:automatic-styles>
    <style:page-layout style:name="page_0">
      <style:page-layout-properties fo:page-width="8.2639in" fo:page-height="11.6944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<office:document-meta xmlns:office="urn:oasis:names:tc:opendocument:xmlns:office:1.0" office:version="1.1"/>
</file>